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e176"/>
    </style:style>
    <style:style style:name="P2" style:family="paragraph" style:parent-style-name="Standard">
      <style:text-properties officeooo:rsid="002017eb" officeooo:paragraph-rsid="002017eb"/>
    </style:style>
    <style:style style:name="T1" style:family="text">
      <style:text-properties officeooo:rsid="001ee1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Primeiro token: </text:span>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</text:p>
      <text:p text:style-name="Standard"/>
      <text:p text:style-name="P1"><text:span text:style-name="T1">segundo token: </text:span>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</text:p>
      <text:p text:style-name="P1"/>
      <text:p text:style-name="P2">terceiro: 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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9T20:39:31.627284632</meta:creation-date>
    <dc:date>2026-03-09T21:23:10.238943987</dc:date>
    <meta:editing-duration>PT29M27S</meta:editing-duration>
    <meta:editing-cycles>2</meta:editing-cycles>
    <meta:generator>LibreOffice/24.8.2.1$Linux_X86_64 LibreOffice_project/480$Build-1</meta:generator>
    <meta:document-statistic meta:table-count="0" meta:image-count="0" meta:object-count="0" meta:page-count="1" meta:paragraph-count="3" meta:word-count="8" meta:character-count="161" meta:non-whitespace-character-count="156"/>
  </office:meta>
</office:document-meta>
</file>